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7" style:family="table-cell" style:parent-style-name="Default">
      <style:table-cell-properties fo:border-bottom="none" fo:border-left="0.06pt solid #000000" fo:border-right="none" fo:border-top="none"/>
      <style:text-properties fo:color="#3465a4"/>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38"/>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table-cell/>
          <table:table-cell office:value-type="string" calcext:value-type="string">
            <text:p>Kruskals Algorithm</text:p>
          </table:table-cell>
          <table:table-cell table:style-name="ce20" office:value-type="string" calcext:value-type="string">
            <text:p><text:a xlink:href="https://github.com/akshatprogrammer/25-Days-Algorithm-Challenge/blob/main/Graphs/Kruskals.cpp" xlink:type="simple">Kruskals</text:a></text:p>
          </table:table-cell>
          <table:table-cell table:style-name="ce40" office:value-type="string" calcext:value-type="string">
            <text:p>Find the minimum spanning tree of a graph using a disjoint data structce, if parent of node U and node V and not same , add the cost and add them in MST vector.</text:p>
          </table:table-cell>
        </table:table-row>
        <table:table-row table:style-name="ro1">
          <table:table-cell/>
          <table:table-cell office:value-type="string" calcext:value-type="string">
            <text:p>Flood Fill</text:p>
          </table:table-cell>
          <table:table-cell office:value-type="string" calcext:value-type="string">
            <text:p><text:a xlink:href="https://github.com/akshatprogrammer/25-Days-Algorithm-Challenge/blob/main/Graphs/floodFill.cpp" xlink:type="simple">Flood Fill</text:a></text:p>
          </table:table-cell>
          <table:table-cell table:style-name="ce40" office:value-type="string" calcext:value-type="string">
            <text:p>At given source index, update the Element as new color and check all its adjacent node. if(oldColor==eleOfAdjacent) then update it with new color, else leave.</text:p>
          </table:table-cell>
        </table:table-row>
        <table:table-row table:style-name="ro1">
          <table:table-cell/>
          <table:table-cell office:value-type="string" calcext:value-type="string">
            <text:p>Floyd Warshall</text:p>
          </table:table-cell>
          <table:table-cell table:style-name="Default" office:value-type="string" calcext:value-type="string">
            <text:p><text:a xlink:href="https://github.com/akshatprogrammer/25-Days-Algorithm-Challenge/blob/main/Graphs/floydWarshall.cpp" xlink:type="simple">Floyd Warshall</text:a></text:p>
          </table:table-cell>
          <table:table-cell office:value-type="string" calcext:value-type="string">
            <text:p>if(d[i][k]+d[k][j] &lt; d[i][j]) then update d[i][j].</text:p>
          </table:table-cell>
        </table:table-row>
        <table:table-row table:style-name="ro1">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7" office:value-type="string" calcext:value-type="string">
            <text:p>Union Find</text:p>
          </table:table-cell>
          <table:table-cell table:style-name="Default" office:value-type="string" calcext:value-type="string">
            <text:p><text:a xlink:href="https://github.com/akshatprogrammer/25-Days-Algorithm-Challenge/blob/main/Other%20Basic/UnionFind.cpp" xlink:type="simple">Union Find</text:a></text:p>
          </table:table-cell>
          <table:table-cell office:value-type="string" calcext:value-type="string">
            <text:p>Consist of two functions that are used in Dijsoint set i.e. Union and Find.</text:p>
          </table:table-cell>
        </table:table-row>
        <table:table-row table:style-name="ro1">
          <table:table-cell table:style-name="ce2" office:value-type="string" calcext:value-type="string">
            <text:p>Other Basic</text:p>
          </table:table-cell>
          <table:table-cell office:value-type="string" calcext:value-type="string">
            <text:p>Euclids and Seive Of Erastothens</text:p>
          </table:table-cell>
          <table:table-cell table:style-name="Default" office:value-type="string" calcext:value-type="string">
            <text:p><text:a xlink:href="https://github.com/akshatprogrammer/25-Days-Algorithm-Challenge/blob/main/Other%20Basic/Euclids.cpp" xlink:type="simple">Euclids</text:a></text:p>
          </table:table-cell>
          <table:table-cell table:style-name="ce42" office:value-type="string" calcext:value-type="string">
            <text:p>In Euclids, return gcd(b,a%b) and in seive of erastothens, make <text:s/>a bool array(initially true) and iterate sqrt(n) times and mark all it multiples as false and return the vector.</text:p>
          </table:table-cell>
        </table:table-row>
        <table:table-row table:style-name="ro1">
          <table:table-cell/>
          <table:table-cell table:style-name="ce25"/>
          <table:table-cell table:style-name="ce35"/>
          <table:table-cell table:style-name="ce41"/>
        </table:table-row>
        <table:table-row table:style-name="ro1">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office:value-type="string" calcext:value-type="string">
            <text:p>Quick Select</text:p>
          </table:table-cell>
          <table:table-cell table:style-name="Default" office:value-type="string" calcext:value-type="string">
            <text:p><text:a xlink:href="https://github.com/akshatprogrammer/25-Days-Algorithm-Challenge/blob/main/Arrays/quickSelect.cpp" xlink:type="simple">Quick Select</text:a></text:p>
          </table:table-cell>
          <table:table-cell table:style-name="ce40" office:value-type="string" calcext:value-type="string">
            <text:p>Same as Quick Sort, parition the array and set pivot element to its correct position and check with key and if key and pivot’s position matches return it.</text:p>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8">00/00/0000</text:date>, <text:time style:data-style-name="N2" text:time-value="22:08:39.2875708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1-08T22:10:52.550544338</dc:date>
    <meta:editing-duration>PT2H28M25S</meta:editing-duration>
    <meta:editing-cycles>46</meta:editing-cycles>
    <meta:generator>LibreOffice/6.4.7.2$Linux_X86_64 LibreOffice_project/40$Build-2</meta:generator>
    <meta:document-statistic meta:table-count="1" meta:cell-count="75" meta:object-count="0"/>
  </office:meta>
</office:document-meta>
</file>